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62c" officeooo:paragraph-rsid="001b2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andro e ga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16:53.039905340</meta:creation-date>
    <dc:date>2023-09-05T20:17:18.409677811</dc:date>
    <meta:editing-duration>PT25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  <meta:generator>LibreOffice/7.3.7.2$Linux_X86_64 LibreOffice_project/30$Build-2</meta:generator>
  </office:meta>
</office:document-meta>
</file>